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6812in"/>
          <style:tab-stop style:position="1.0750in"/>
          <style:tab-stop style:position="1.4688in"/>
          <style:tab-stop style:position="1.8625in"/>
          <style:tab-stop style:position="2.2556in"/>
          <style:tab-stop style:position="2.6493in"/>
          <style:tab-stop style:position="3.0431in"/>
          <style:tab-stop style:position="3.4368in"/>
          <style:tab-stop style:position="3.8306in"/>
          <style:tab-stop style:position="4.2243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eeting Agenda</text:span></text:p>
      <text:p text:style-name="P1"><text:span text:style-name="T2"/></text:p>
      <text:p text:style-name="P1"><text:span text:style-name="T1"><text:s text:c="2"/>Date: </text:span><text:span text:style-name="T2">2015-05-11</text:span></text:p>
      <text:p text:style-name="P1"><text:span text:style-name="T2"/></text:p>
      <text:p text:style-name="P1"><text:span text:style-name="T1"><text:s text:c="2"/>Facilitator:</text:span><text:span text:style-name="T2"><text:s/>Tobias Hallberg</text:span></text:p>
      <text:p text:style-name="P1"><text:span text:style-name="T2"/></text:p>
      <text:p text:style-name="P1"><text:span text:style-name="T1"><text:s text:c="2"/>Participants: </text:span><text:span text:style-name="T2">Neda Farhand, Tobias Hallberg, Daniel Johansson, Erik Öhrn</text:span></text:p>
      <text:p text:style-name="P1"><text:span text:style-name="T2"/></text:p>
      <text:p text:style-name="P1"><text:span text:style-name="T1">1. Objectives (5 min). Resolve any issues preventing the team to</text:span></text:p>
      <text:p text:style-name="P1"><text:span text:style-name="T1"><text:s text:c="2"/>continue.</text:span></text:p>
      <text:p text:style-name="P2"><text:span text:style-name="T2"/></text:p>
      <text:p text:style-name="P2"><text:span text:style-name="T2">- We have no problems at the moment.</text:span></text:p>
      <text:p text:style-name="P1"><text:span text:style-name="T2"/></text:p>
      <text:p text:style-name="P1"><text:span text:style-name="T1">2. Reports (15 min) from previous meeting</text:span></text:p>
      <text:p text:style-name="P1"><text:span text:style-name="T2"/></text:p>
      <text:p text:style-name="P1"><text:span text:style-name="T2">- Erik has written on ”his” part of the RAD and started with unit testing.</text:span></text:p>
      <text:p text:style-name="P1"><text:span text:style-name="T2">- Neda has worked on the movement for the zombies.</text:span></text:p>
      <text:p text:style-name="P1"><text:span text:style-name="T2">- Tobias fixed the diagonal speed bug for book and player. Has also made a simple main menu screen.</text:span></text:p>
      <text:p text:style-name="P1"><text:span text:style-name="T2">- Daniel worked on the bug for diagonal player movement that makes the game crash.</text:span></text:p>
      <text:p text:style-name="P1"><text:span text:style-name="T2"/></text:p>
      <text:p text:style-name="P1"><text:span text:style-name="T1">3. Discussion items (35 min)</text:span></text:p>
      <text:p text:style-name="P1"><text:span text:style-name="T2"/></text:p>
      <text:p text:style-name="P1"><text:span text:style-name="T2">- We need some kind of level management.</text:span></text:p>
      <text:p text:style-name="P1"><text:span text:style-name="T2">- We need a recourse manager to fetch resources.</text:span></text:p>
      <text:p text:style-name="P1"><text:span text:style-name="T2"/></text:p>
      <text:p text:style-name="P1"><text:span text:style-name="T1">4. Outcomes and assignments (5 min)</text:span></text:p>
      <text:p text:style-name="P1"><text:span text:style-name="T2"/></text:p>
      <text:p text:style-name="P1"><text:span text:style-name="T2">- Erik will start on level management (and create a few test level). He will also take a look at zombie spawning.</text:span></text:p>
      <text:p text:style-name="P1"><text:span text:style-name="T2">- Neda is still working on the zombie movements and the health and attack systems.</text:span></text:p>
      <text:p text:style-name="P1"><text:span text:style-name="T2">- Tobias will start with the recourse management. Will also start working with the save function.</text:span></text:p>
      <text:p text:style-name="P1"><text:span text:style-name="T2">- Daniel will continue working on the bug and the aiming system.</text:span></text:p>
      <text:p text:style-name="P1"><text:span text:style-name="T2"/></text:p>
      <text:p text:style-name="P1"><text:span text:style-name="T1">5. Wrap up</text:span></text:p>
      <text:p text:style-name="P1"><text:span text:style-name="T2"/></text:p>
      <text:p text:style-name="P1"><text:span text:style-name="T2">- The next meeting will be held on Wednesday 13:00 in M1215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</office:meta>
</office:document-meta>
</file>